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opbeleid</text:p>
      <text:p text:style-name="Standard"/>
      <text:p text:style-name="Standard">Verzending</text:p>
      <text:p text:style-name="Standard"/>
      <text:p text:style-name="Standard">Verzendkosten:</text:p>
      <text:p text:style-name="Standard">Alles wordt postnl verzonden. </text:p>
      <text:p text:style-name="Standard">Wanneer een kleine verzending (envelop) €4,-. </text:p>
      <text:p text:style-name="Standard">Wanneer grote verzending (pakket) €7,- </text:p>
      <text:p text:style-name="Standard"/>
      <text:p text:style-name="Standard"/>
      <text:p text:style-name="Standard">Verwerkingstijd</text:p>
      <text:p text:style-name="Standard">De tijd die ik nodig heb om een bestelling voor te bereiden varieert. <text:line-break/>Custom beschildering: 10 tot 15 werkdagen<text:line-break/>Overig: 2 tot 7 werkdagen</text:p>
      <text:p text:style-name="Standard"/>
      <text:p text:style-name="Standard">Douane- en invoerrechten</text:p>
      <text:p text:style-name="Standard">Kopers zijn verantwoordelijk voor mogelijke douane- en invoerrechten. Studio Tess is niet verantwoordelijk voor door de douane veroorzaakte vertragingen. </text:p>
      <text:p text:style-name="Standard"/>
      <text:p text:style-name="Standard">Betaalmogelijkheden</text:p>
      <text:p text:style-name="Standard"/>
      <text:p text:style-name="Standard">Studio Tess accepteerd ideal en paypal</text:p>
      <text:p text:style-name="Standard"/>
      <text:p text:style-name="Standard">Retouren en ruilingen</text:p>
      <text:p text:style-name="Standard"/>
      <text:p text:style-name="Standard">Retouren, ruilingen en annuleringen zijn geen probleem.</text:p>
      <text:p text:style-name="Standard">Neem contact op met Studio Tess binnen 14 dagen na levering.</text:p>
      <text:p text:style-name="Standard">Items terug sturen binnen 30 dagen na levering.</text:p>
      <text:p text:style-name="Standard">Annuleringsverzoek binnen 2 dagen na aankoop.</text:p>
      <text:p text:style-name="Standard"/>
      <text:p text:style-name="Standard">Custom- en gepersonaliseerde bestellingen kunnen niet geruild worden. </text:p>
      <text:p text:style-name="Standard"/>
      <text:p text:style-name="Standard">Voorwaarden van retour</text:p>
      <text:p text:style-name="Standard">Kopers zijn verantwoordelijk voor de verzendkosten van retouren. Als het item niet in oorspronkelijke staat teruggestuurd wordt, is de koper verantwoordelijk voor de vermindering in waarde.</text:p>
      <text:p text:style-name="Standard"/>
      <text:p text:style-name="Standard">Heb je een vraag over je bestelling?</text:p>
      <text:p text:style-name="Standard">Dan kan je gerust een email sturen naar <text:a xlink:type="simple" xlink:href="mailto:studiotess@outlook.com" text:style-name="Internet_20_link" text:visited-style-name="Visited_20_Internet_20_Link">studiotess@outlook.com</text:a></text:p>
      <text:p text:style-name="Standard"/>
      <text:p text:style-name="Standard">Privacy beleid</text:p>
      <text:p text:style-name="Standard"/>
      <text:p text:style-name="Standard">Studio Tess zal alleen je post- en factuuradres, en contact info gebruiken</text:p>
      <text:p text:style-name="Standard">om met jou over je bestelling te communiceren</text:p>
      <text:p text:style-name="Standard">om je bestelling te voldoen</text:p>
      <text:p text:style-name="Standard">voor juridische doeleinden (betalen van belasting)</text:p>
      <text:p text:style-name="Standard"/>
      <text:p text:style-name="Standard">Overig</text:p>
      <text:p text:style-name="Standard"/>
      <text:p text:style-name="Standard">Custom en gepersonaliseerde bestellingen</text:p>
      <text:p text:style-name="Standard">Ja wij doen custom bestellingen! Wanneer je een variatie van een bestaande product product wilt of een nieuw product door ons wilt laten maken kunt u contact opnemen met ons opnemen.</text:p>
      <text:p text:style-name="Standard"><text:soft-page-break/></text:p>
      <text:p text:style-name="Standard">Verzorginstructies</text:p>
      <text:p text:style-name="Standard">Leer accessoires: Ringen, armbanden, etc.</text:p>
      <text:p text:style-name="Standard">Deze producten niet dragen wanneer er een kans is dat het product in contact kan komen met water of chemische middelen. Dit kan het leer beschadigen of uitrekken.</text:p>
      <text:p text:style-name="Standard">(bijvoorbeeld bij het handen wassen)</text:p>
      <text:p text:style-name="Standard"/>
      <text:p text:style-name="Standard">Gegevens:</text:p>
      <text:p text:style-name="Standard">Studio Tess</text:p>
      <text:p text:style-name="Standard">Tessa Hamstra<text:tab/><text:tab/></text:p>
      <text:p text:style-name="Standard">Rembrandtstraat 23</text:p>
      <text:p text:style-name="Standard">8921 EG Leeuwarden</text:p>
      <text:p text:style-name="Standard">0627204221</text:p>
      <text:p text:style-name="Standard">studiotess@outlook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21T15:34:41.37</meta:creation-date>
    <meta:document-statistic meta:table-count="0" meta:image-count="0" meta:object-count="0" meta:page-count="2" meta:paragraph-count="41" meta:word-count="280" meta:character-count="1942"/>
    <dc:date>2017-12-21T15:52:52.70</dc:date>
    <meta:editing-duration>PT18M13S</meta:editing-duration>
    <meta:editing-cycles>1</meta:editing-cycles>
    <meta:generator>OpenOffice/4.1.3$Win32 OpenOffice.org_project/413m1$Build-9783</meta:generator>
  </office:meta>
</office:document-meta>
</file>